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background-color="#FFFF00"/>
    </style:style>
    <style:style style:name="P19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2/2021<text:bookmark-end text:name="Text14"/></text:p>
            <text:p text:style-name="Normální">KVOP-39585/2021<text:bookmark-end text:name="Text2"/></text:p>
            <text:p text:style-name="Normální"><text:bookmark-start text:name="Text6"/>15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L. H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ý pane magistře,</text:p>
      <text:p text:style-name="Základnítext">dne 10. září 2021 byla do Kanceláře veřejného ochránce práv doručena Vaše žádost podle zákona o svobodném přístupu k informacím, kterou<text:s/>žádáte<text:span text:style-name="Silné"><text:s/></text:span>výsledky zjištění veřejného ochránce práv v šetření Ministerstva zdravotnictví, které se týká potenciálního uznávání IgG protilátek jako jednoho ze způsobů prokazování bezinfekčnosti.</text:p>
      <text:p text:style-name="Základnítext">Šetření postupu Ministerstva zdravotnictví v této věci (sp. zn. 3397/2021/VOP)<text:s/><text:span text:style-name="Silné">dosud nebylo ukončeno</text:span>, ve věci byla vydána zpráva o šetření ve smyslu § 18 odst. 1 zákona č. 349/1999 Sb., o veřejném ochránci práv. Vyjádření Ministerstva k této zprávě zástupkyně ochránce dosud neobdržela. Až vyjádření Ministerstva obdrží, může následně šetření ukončit nebo vydat závěrečné stanovisko.</text:p>
      <text:p text:style-name="Základnítext">Zprávu o šetření v této věci Vám zasílám přílohou tohoto dopisu. <text:s/>Upozorňuji, že se jedná o průběžnou zprávu, nikoli o finální výsledek šetření.</text:p>
      <text:p text:style-name="Základnítext"/>
      <text:p text:style-name="Základnítext"/>
      <text:p text:style-name="P18"/>
      <text:p text:style-name="podpis">JUDr. Pavel Pořízek, Ph.D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p text:style-name="podpis"/>
      <text:p text:style-name="P19">Příloha</text:p>
      <text:p text:style-name="P20">Zpráva veřejného ochránce práv sp. zn. 3397/2021/VOP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OZB8*</text:span>*KVOPX00BOZB8*</text:p>
        <text:p text:style-name="P12"><text:span text:style-name="T13">KVOPX00BOZB8</text:span>KVOPX00BOZB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06T10:00:00Z</meta:creation-date>
    <dc:date>2021-10-06T10:0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97" meta:character-count="1359" meta:row-count="9" meta:non-whitespace-character-count="1164"/>
  </office:meta>
</office:document-meta>
</file>